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717f" officeooo:paragraph-rsid="0009717f"/>
    </style:style>
    <style:style style:name="P2" style:family="paragraph" style:parent-style-name="Standard">
      <style:text-properties officeooo:rsid="000ad482" officeooo:paragraph-rsid="000ad482"/>
    </style:style>
    <style:style style:name="P3" style:family="paragraph" style:parent-style-name="Standard">
      <style:text-properties officeooo:rsid="000d5d40" officeooo:paragraph-rsid="000d5d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rerst Angular Einarbeitung durch Webanwendung Übung</text:p>
      <text:p text:style-name="P1"/>
      <text:p text:style-name="P1">Zuerst Prototype Entwicklung</text:p>
      <text:p text:style-name="P1"/>
      <text:p text:style-name="P1">Da die Datei Handhabung nur auf Client Seite geschehene soll</text:p>
      <text:p text:style-name="P1">wird die HTML5 File API genutzt</text:p>
      <text:p text:style-name="P1">(und kein fetch oder xmlhttprequest)</text:p>
      <text:p text:style-name="P1"/>
      <text:p text:style-name="P3">res = res.concat.apply([], r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6M2S</meta:editing-duration>
    <meta:editing-cycles>6</meta:editing-cycles>
    <meta:generator>LibreOffice/5.0.6.3$Windows_x86 LibreOffice_project/490fc03b25318460cfc54456516ea2519c11d1aa</meta:generator>
    <dc:date>2018-04-12T22:29:33.025000000</dc:date>
    <meta:document-statistic meta:table-count="0" meta:image-count="0" meta:object-count="0" meta:page-count="1" meta:paragraph-count="6" meta:word-count="34" meta:character-count="239" meta:non-whitespace-character-count="211"/>
    <meta:user-defined meta:name="Info 1"/>
    <meta:user-defined meta:name="Info 2"/>
    <meta:user-defined meta:name="Info 3"/>
    <meta:user-defined meta:name="Info 4"/>
  </office:meta>
</office:document-meta>
</file>